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9" table:default-cell-style-name="ce57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59" office:value-type="string" calcext:value-type="string">
            <office:annotation draw:style-name="gr6" draw:text-style-name="P2" svg:width="7.842cm" svg:height="0.741cm" svg:x="55.737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63.5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keyword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9"/>
          <table:table-cell table:style-name="ce58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4"/>
        </table:table-row>
        <table:table-row table:style-name="ro10">
          <table:table-cell table:number-columns-repeated="74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2:23:30.248082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20T15:43:45.284139908</dc:date>
    <meta:editing-duration>P30DT7H57M53S</meta:editing-duration>
    <meta:editing-cycles>209</meta:editing-cycles>
    <meta:document-statistic meta:table-count="3" meta:cell-count="141" meta:object-count="0"/>
  </office:meta>
</office:document-meta>
</file>